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6_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8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Lord Beaconfield, Isaac Disraeli, Samuel Rogers</text:p>
      <text:p text:style-name="P5">Additional Places mentioned: England, Louisiana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3">[Note: The number "94" is written in pencil and circled in the top right corner of the page.]</text:p>
      <text:p text:style-name="P3"/>
      <text:p text:style-name="P2">The senseless boasting of some Jews./</text:p>
      <text:p text:style-name="P2"/>
      <text:p text:style-name="P3">[Page 1]</text:p>
      <text:p text:style-name="P3">It would seem <text:span text:style-name="T2">sheer</text:span><text:span text:style-name="T4"> hollow pretense </text:span><text:span text:style-name="T2">in me on my part</text:span><text:span text:style-name="T4"> in my one to make/ frequent professions of kindness towards all human beings,/ and be nevertheless harping on the </text:span><text:span text:style-name="T2">religious</text:span><text:span text:style-name="T4"> errors/ of human beings. <text:s/>Yet, it is a real truth that, while/ I feel naturally drawn closer to persons who hold the/ same belief as mine, I do not entertain vul-/-gar prejudices against those who follow another/ creed. <text:s/>I fully understand that parentage,/ early training, surroundings and numberless/ circumstances enter into the formation of our/ ideas. <text:s/>I am by conviction a Jew because/ the underlying principle of Judaism--One God one origin to mankind--satisfies/ my reason, and the commandments of Judaism/ do not conflict with my obligations as a/ citizen of the world, but, on the contrary, encourage/ me in the performance of all duties in the mul-/-tifarious relations of life. <text:s/>Still, I recognize that/ had my birth, education and associations been dif-/-ferent, I would, in all probability, be now/ an adherent of gentilism. <text:s/>But because I am/ an Israelite, and a teacher in the service of Israel,/</text:span></text:p>
      <text:p text:style-name="P3"><text:span text:style-name="T4"/></text:p>
      <text:p text:style-name="P3"><text:span text:style-name="T4">[Page 2]</text:span></text:p>
      <text:p text:style-name="P3"><text:span text:style-name="T4">I feel scandalized when men who claim to/ represent us socially, stultify themselves by/ their pseudo liberalism, and place our faith in/ a questionable position. <text:s/>I had occasion recently/ to refer to the </text:span><text:soft-page-break/><text:span text:style-name="T4">praises bestowed by a dignitary of/ the Catholic Church upon Rabbis, who think/ it fit to put the alleged founder of Christianity/ on a level with Hebrew prophets, but since I spoke/ of that, I </text:span><text:span text:style-name="T2">have</text:span><text:span text:style-name="T4"> read of other irritating instances,/ in which Jews have set themselves on record/ as unqualified eulogists of the man of Nazareth./ <text:s/>Two have specially hurt my feelings, for,/ their objectionable utterances were pointedly/ offensive to our people. <text:s/>A young student/ of our persuasion </text:span><text:span text:style-name="T2">is</text:span><text:span text:style-name="T4"> in the law department of Yale College, being on a/ vacation, delivered a lecture on the eve of this/ month of January before a Young Men's Hebrew/ Association </text:span><text:span text:style-name="T2">in which he pictured</text:span><text:span text:style-name="T4"> a lecture which found its way in the public press, and in which lord Beaconsfield/ was pictured as "the grandest English Jew," regardless of the/ fact that Isaac Disraeli father of lord Beacdonfield gave his son deliberately/to the poet Samuel Rogers to be raised as a/ Christian. <text:s/>That without so degrading a step,/</text:span></text:p>
      <text:p text:style-name="P3"><text:span text:style-name="T4"/></text:p>
      <text:p text:style-name="P3"><text:span text:style-name="T4">[Page 3]</text:span></text:p>
      <text:p text:style-name="P3"><text:span text:style-name="T4">he who was born </text:span><text:span text:style-name="T2">a Jew in the Law</text:span><text:span text:style-name="T4"> introduced into the covenant could not mount/ so high as to become prime minister of the United Kingdom, all will ad-/-mit; that Benjamin Disraeli exercised his/ literary talents to show to advantage the people/ from which he sprung, whoever has read his/ novels will acknowledge, but ought that to Jus-/-tify making him a model to youths, who/ should be taught by precept and example to/ keep in the face of </text:span><text:span text:style-name="T2">under</text:span><text:span text:style-name="T4"> all temptations immoveably[sic!] steadfast in the religion of their/ fathers? <text:s/></text:span><text:span text:style-name="T2">And</text:span><text:span text:style-name="T4"> Again: if the mania of </text:span><text:span text:style-name="T2">making a</text:span><text:span text:style-name="T4"> boasting/ that </text:span><text:span text:style-name="T2">that</text:span><text:span text:style-name="T4"> all who enjoy celebrity belong to/ our race is so uncontrollable, is it </text:span><text:span text:style-name="T2">becoming</text:span><text:span text:style-name="T4"> fitting in/ an Israelite, addressing a young men's Hebrew/ association, to speak of the reputed author of a creed which/ supplanted ours, as "the sublimest Hebrew that ever/ lived"? <text:s/>Yet, such are the precise words which/ the orator used in connection with the virtue of/ Christian forgiveness, which he desired his hearers to put/ into practice. <text:s/>But what some may overlook/ in a youthful speaker as the effect of incon-/sideration, or want of sufficient knowledge of our/ </text:span></text:p>
      <text:p text:style-name="P3"><text:span text:style-name="T4"/></text:p>
      <text:p text:style-name="P3"><text:span text:style-name="T4">[Page 4]</text:span></text:p>
      <text:p text:style-name="P3"><text:span text:style-name="T4">eventful history, cannot be so explained, </text:span><text:span text:style-name="T2">in</text:span><text:span text:style-name="T4"> <text:s/>about/ a man ripe in years, well read, and full of the/ world's experience. <text:s/>That Israelite, justly/ smarting under a second indignity laid upon/ him shortly after he suffered the humiliation of a first--I mean the outrage of having been </text:span><text:span text:style-name="T2">denied the outrage of denying him admission into</text:span><text:span text:style-name="T4"> contemptuously treated by/ two different associations, wrote thus to the/ editor of a secular journal: "I am at a loss to/ understand the motives of those voting to reject/ me. <text:s/>IT does not worry me in the least. <text:s/></text:span><text:span text:style-name="T5">A</text:span><text:span text:style-name="T6">/ </text:span><text:span text:style-name="T5">better man than myself was rejected more than</text:span><text:span text:style-name="T6">/ </text:span><text:span text:style-name="T5">eighteen hundred years ago</text:span><text:span text:style-name="T6">. <text:s/>He was a Jew, and/ I have never denied that I am of his faith."/ <text:s/>In this manner, the older Israelite condemned his/ ancestors for not having accepted Jesus as a redeem-/-er, while the younger declared the deified man/ superior to Moses and all the prophets. <text:s/>There/ was a time when to utter the name of one whom/ the church proclaimed coexistent and coequal with/ the Almighty, would have been considered by some/ Jews a violation of the Biblical injunction [Hebrew]/ [Hebrew] "Do not mention the name of/ other gods, let it not be heard out of thy mouth."/</text:span></text:p>
      <text:p text:style-name="P3"><text:span text:style-name="T6"/></text:p>
      <text:p text:style-name="P3"><text:span text:style-name="T6">[Page 5]</text:span></text:p>
      <text:p text:style-name="Text_20_body"><text:span text:style-name="T6">Such an application of that Biblical passage/ was evidently overstrained. <text:s/>The opinion of Maimo-/-nides, expressed in his comment to a Mishnah./ <text:s/>[Hebrew]/ "Know that the people called Nazarenes, [Hebrew]/ who go astray after Jesus, though their laws vary </text:span><text:span text:style-name="T3">(from those of old paganism)</text:span><text:span text:style-name="T6">,/ are nevertheless all idolators," that opinion, I say/ has not </text:span><text:span text:style-name="T3">been generally</text:span><text:span text:style-name="T6"> received universal</text:span><text:span text:style-name="T3">ly</text:span><text:span text:style-name="T6"> acceptance among us. <text:s/>When a Rashi/ </text:span><text:span text:style-name="T3">did not refused to</text:span><text:span text:style-name="T6"> a contemporary of the early crusaders, refused to hold it, we may agree that to compare/ Christians to the heathens, whose deities our Bible/ prohibits to mention, would be unjust. <text:s/>False as/ the belief in a trinity is because it impugns the incorporeity[sic!], and Omnipotence of God, it does not foster any/ of the immoralities and cruelties by which </text:span><text:span text:style-name="T3">paganism</text:span><text:span text:style-name="T6"> polytheism/ disgraced humanity. <text:s/>We may freely recognize/ in it a vast improvement upon the </text:span><text:soft-page-break/><text:span text:style-name="T3">polytheism</text:span><text:span text:style-name="T6"> debauching religions/ of the Greeks and the Romans which it superseded./ <text:s/>Maimonides himself, who in one of his writings/ was so pronounced against the new creed, has left/ us in his voluminous work "Yad Hachazakah,"/ which is a methodical abridgment of all Talmudical/ laws, a sentence showing that he admitted both/ Christianity and Mohammedanism as two steps/</text:span></text:p>
      <text:p text:style-name="Text_20_body"><text:span text:style-name="T6"/></text:p>
      <text:p text:style-name="Text_20_body"><text:span text:style-name="T6">[Page 6]</text:span></text:p>
      <text:p text:style-name="Text_20_body"><text:span text:style-name="T6">in advance towards monotheism. <text:s/>Now, all/ that I have stated, ought to serve as a convincing/ proof of my freedom from low prejudices, but does/ it therefore follow that I should endorse an/ open or tacit </text:span><text:span text:style-name="T3">condemnation</text:span><text:span text:style-name="T6"> denunciation of my own people,?/ that I should deem it an offense in our/ progenitors to have rejected the man of Nazareth as </text:span><text:span text:style-name="T3">a redeemer</text:span><text:span text:style-name="T6"> the Messiah/ </text:span><text:span text:style-name="T3">or</text:span><text:span text:style-name="T6"> that I consider him above our patriarchs and our/ seers &amp; should tolerate his being publicly so extolled by Jewish speakers? <text:s/>Never: the liberalism that comprises/ the honor of our race will, under no circumstance,/ find in me an advocate. <text:s/>A deplorable mistake/ is in my sight that which some men of Israel who wield/ influence commit. <text:s/>They wish to </text:span><text:span text:style-name="T3">convince</text:span><text:span text:style-name="T6"> persuade genti-/-lism that Judaism has assumed quite a different/ phase from that which it bore in past ages; that/ it does not concern itself now </text:span><text:span text:style-name="T3">with</text:span><text:span text:style-name="T6"> in a discrimination of creeds, but/ takes in all beliefs, or </text:span><text:span text:style-name="T3">no</text:span><text:span text:style-name="T6"> unbeliefs </text:span><text:span text:style-name="T3">at all</text:span><text:span text:style-name="T6">, in its an-/-xiety for a universal fraternization. <text:s/>I call it a/ deplorable mistake, because it kills in our/ rising generation every sense of the superiority/ which monotheism rightfully possess,/</text:span></text:p>
      <text:p text:style-name="Text_20_body"><text:span text:style-name="T6"/></text:p>
      <text:p text:style-name="Text_20_body"><text:span text:style-name="T6">[Page 7]</text:span></text:p>
      <text:p text:style-name="Text_20_body"><text:span text:style-name="T6">it </text:span><text:span text:style-name="T3">fosters</text:span><text:span text:style-name="T6"> breathes apathy into </text:span><text:span text:style-name="T3">the</text:span><text:span text:style-name="T6"> hearts that should/ be kindled with religious fervor. <text:s/>But what is the/ gain we socially derive from such liberalism? <text:s/>Has/ the oratory of our orators, or the writing of our writers/ levelled[sic!] down fictitious inequalities set up to our detriment?/ <text:s/>I will not point to the report that, </text:span><text:span text:style-name="T3">in a town of</text:span><text:span text:style-name="T6">/ </text:span><text:span text:style-name="T3">Louisiana, during</text:span><text:span text:style-name="T6"> about the period of the late Christian festivities an/ attempt was made in </text:span><text:span text:style-name="T3">a</text:span><text:span text:style-name="T6"> towns of Louisiana to expel Jews, on the plea on/ their monopolizing all branches of trade. <text:s/>The account may have/ been exaggerated; but without searching far, each/ of us may recall his own experience of petty/ annoyances, arising from the circumstance that his name or </text:span><text:span text:style-name="T3">from</text:span><text:span text:style-name="T6"> his looks,/ indicated</text:span><text:span text:style-name="T3">ing</text:span><text:span text:style-name="T6"> his Hebrew descent. <text:s/>No, let us not </text:span><text:span text:style-name="T3">com-</text:span><text:span text:style-name="T6"> lower/</text:span><text:span text:style-name="T3">-promise</text:span><text:span text:style-name="T6"> the dignity of Judaism. <text:s/>To make it honor-/-able by our conduct, is a most sacred duty. <text:s/>A/ prayer in our daily ritual, quoted by ancient com-/-mentators on the Talmud, is a strong reminder/ of that obligation. <text:s/>For it reads so: Lord! "sanctify/ Thy name in Thy world through the people/ who are to sanctify Thy name.....blessed shall/ he be who sanctifies Thy name in public" [Hebrew]/ [Hebrew] But that benediction will not be/</text:span></text:p>
      <text:p text:style-name="Text_20_body"><text:span text:style-name="T6"/></text:p>
      <text:p text:style-name="Text_20_body"><text:span text:style-name="T6">[Page 8]</text:span></text:p>
      <text:p text:style-name="Text_20_body"><text:span text:style-name="T6">ours through a pseudo liberalism which estranges/ our offspring from our fold, and robs us of their/ cooperation in the maintenance of the ancestral/ faith. <text:s/>By precept, consistently exemplified we/ may </text:span><text:span text:style-name="T3">prove to</text:span><text:span text:style-name="T6"> elicit from our opponents the confession that a son of Israel/ is the embodiment of whatever ennobles human/ nature. <text:s/>A Rev. Mr. Morgan of New York,/ will not find cause to open a mission school, in order/ to enlighten young foreign Hebrews, when we ourselves/ shall take care of our own. <text:s/>Thousands do stand in/ need of mental education, tens of thousands of indus-/-trial training, but alas! how few are those who/ labor </text:span><text:span text:style-name="T3">to that</text:span><text:span text:style-name="T6"> to promote such tuition! <text:s/>(They may be/ easily counted) and how many the obstacles besetting/ their every effort! <text:s/>Why try to appear broad/ minded before the stranger, when we are so nar-/-row hearted towards our own? <text:s/>Israelites. <text:s/>Let us build up/ a God-exalting Judaism among the unspiritual of/ our race, and let that be our pride, not the senseless/ boast of having a community of extraction with the far-/famed and with the author of trinitarianism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4T12:28:30.69</meta:creation-date>
    <dc:date>2013-02-14T13:56:19.49</dc:date>
    <meta:editing-duration>PT1H27M48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4" meta:paragraph-count="79" meta:word-count="1766" meta:character-count="10863"/>
  </office:meta>
</office:document-meta>
</file>